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8.193cm" table:align="left"/>
    </style:style>
    <style:style style:name="Таблица1.A" style:family="table-column">
      <style:table-column-properties style:column-width="0.219cm"/>
    </style:style>
    <style:style style:name="Таблица1.B" style:family="table-column">
      <style:table-column-properties style:column-width="7.703cm"/>
    </style:style>
    <style:style style:name="Таблица1.C" style:family="table-column">
      <style:table-column-properties style:column-width="0.272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16.729cm"/>
    </style:style>
    <style:style style:name="Таблица2.B" style:family="table-column">
      <style:table-column-properties style:column-width="0.272cm"/>
    </style:style>
    <style:style style:name="Таблица2.A1" style:family="table-cell">
      <style:table-cell-properties fo:padding="0.049cm" fo:border="none"/>
    </style:style>
    <style:style style:name="Таблица5" style:family="table">
      <style:table-properties style:width="7.574cm" table:align="center" fo:background-color="transparent">
        <style:background-image/>
      </style:table-properties>
    </style:style>
    <style:style style:name="Таблица5.A" style:family="table-column">
      <style:table-column-properties style:column-width="7.574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6.86cm" table:align="center" fo:background-color="transparent">
        <style:background-image/>
      </style:table-properties>
    </style:style>
    <style:style style:name="Таблица6.A" style:family="table-column">
      <style:table-column-properties style:column-width="6.86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5.087cm" table:align="center" fo:background-color="transparent">
        <style:background-image/>
      </style:table-properties>
    </style:style>
    <style:style style:name="Таблица7.A" style:family="table-column">
      <style:table-column-properties style:column-width="5.087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4.727cm" table:align="center" fo:background-color="transparent">
        <style:background-image/>
      </style:table-properties>
    </style:style>
    <style:style style:name="Таблица8.A" style:family="table-column">
      <style:table-column-properties style:column-width="4.727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4.874cm" table:align="center" fo:background-color="transparent">
        <style:background-image/>
      </style:table-properties>
    </style:style>
    <style:style style:name="Таблица9.A" style:family="table-column">
      <style:table-column-properties style:column-width="4.874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5.232cm" table:align="center" fo:background-color="transparent">
        <style:background-image/>
      </style:table-properties>
    </style:style>
    <style:style style:name="Таблица10.A" style:family="table-column">
      <style:table-column-properties style:column-width="5.232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6.122cm" table:align="center" fo:background-color="transparent">
        <style:background-image/>
      </style:table-properties>
    </style:style>
    <style:style style:name="Таблица11.A" style:family="table-column">
      <style:table-column-properties style:column-width="6.122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6.184cm" table:align="center" fo:background-color="transparent">
        <style:background-image/>
      </style:table-properties>
    </style:style>
    <style:style style:name="Таблица12.A" style:family="table-column">
      <style:table-column-properties style:column-width="6.184cm"/>
    </style:style>
    <style:style style:name="Таблица12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ext_20_body">
      <style:text-properties fo:font-size="10pt" fo:font-style="italic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font-size="2pt" style:font-size-asian="2pt" style:font-size-complex="2p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ize="10pt" fo:font-style="italic"/>
    </style:style>
    <style:style style:name="T4" style:family="text">
      <style:text-properties fo:language="ru" fo:country="RU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../../../w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ntent">
        <text:h text:style-name="Heading_20_1" text:outline-level="1"><text:bookmark text:name="firstHeading"/><text:span text:style-name="T4">Беда от нежного сердца (Соллогуб)</text:span></text:h>
        <text:section text:style-name="Sect1" text:name="bodyContent">
          <text:p text:style-name="P5"><text:bookmark text:name="headertemplate"/></text:p>
        </text:section>
      </text:section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<text:bookmark text:name="headerprevious"/></text:p>
          </table:table-cell>
          <table:table-cell table:style-name="Таблица1.A1" office:value-type="string">
            <text:p text:style-name="Table_20_Contents"><text:bookmark text:name="header_title_text"/><text:bookmark text:name="ws-title"/><text:span text:style-name="T1">Беда от нежного сердца</text:span><text:line-break/><text:bookmark text:name="header_author_text"/><text:span text:style-name="T2">автор </text:span><text:bookmark text:name="ws-author"/><text:a xlink:type="simple" xlink:href="https://ru.wikisource.org/wiki/Владимир_Александрович_Соллогуб" text:style-name="Internet_20_link" text:visited-style-name="Visited_20_Internet_20_Link"><text:span text:style-name="T2">Владимир Александрович Соллогуб</text:span></text:a></text:p>
          </table:table-cell>
          <table:table-cell table:style-name="Таблица1.A1" office:value-type="string">
            <text:p text:style-name="P1"><text:bookmark text:name="headernext"/>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Дата создания: 1850. Источник: Сочинения графа В.А. Соллогуба. Т. III. СПб.: Изд. придворного книгопродавца А. Смирдина (сына), 1856. С. 369—423.<text:bookmark text:name="editions"/></text:p>
          </table:table-cell>
          <table:table-cell table:style-name="Таблица2.A1" office:value-type="string">
            <text:p text:style-name="P1"/>
          </table:table-cell>
        </table:table-row>
      </table:table>
      <text:p text:style-name="Text_20_body">Комедия-водевиль в одном действии</text:p>
      <text:p text:style-name="Text_20_body"/>
      <text:h text:style-name="Heading_20_2" text:outline-level="2"><text:bookmark text:name=".D0.94.D0.B5.D0.B9.D1.81.D1.82.D0.B2.D1.83.D1.8E.D1.89.D0.B8.D0.B5_.D0.BB.D0.B8.D1.86.D0.B0"/><text:bookmark text:name="Действующие_лица"/>Действующие лица</text:h>
      <text:p text:style-name="Text_20_body">Дарья Семеновна Бояркина.</text:p>
      <text:p text:style-name="Text_20_body">Маша, ее дочь.</text:p>
      <text:p text:style-name="Text_20_body">Настасья Павловна, ее племянница.</text:p>
      <text:p text:style-name="Text_20_body">Аграфена Григорьевна Кубыркина.</text:p>
      <text:p text:style-name="Text_20_body">Катерина Ивановна, ее дочь.</text:p>
      <text:p text:style-name="Text_20_body">Василий Петрович Золотников, откупщик.</text:p>
      <text:p text:style-name="Text_20_body">Александр Васильич, сын его.</text:p>
      <text:p text:style-name="Text_20_body">Слуга Бояркиной.</text:p>
      <text:p text:style-name="Text_20_body">Театр представляет комнату с четырьмя дверьми; рабочий стол, трюмо, фортепьяно, кресло с большой спинкой, и проч.</text:p>
      <text:h text:style-name="Heading_20_2" text:outline-level="2"><text:bookmark text:name=".D0.AF.D0.B2.D0.BB.D0.B5.D0.BD.D0.B8.D0.B5_I"/><text:bookmark text:name="Явление_I"/>Явление I</text:h>
      <text:p text:style-name="Text_20_body">Дарья Семеновна, Марья Петровна в белом пеньюаре; ее завивает француз-парикмахер, потом Настасья Павловна.</text:p>
      <text:p text:style-name="Text_20_body">Дарья Семеновна. Ах, Боже ты мой! розового-то платья все-таки нет. Что ж это такое? платье заказано для нынешнего вечера, а получишь завтра утром… Здесь всё так, всё так. Такая досада: просто побила бы кого-нибудь! Настя! Настя! Настинька!</text:p>
      <text:p text:style-name="Text_20_body">Настасья Павловна <text:span text:style-name="T3">(входит)</text:span>. Я здесь, тетушка.</text:p>
      <text:p text:style-name="Text_20_body">Дарья Семеновна. Ну, слава Богу; где пропадала, матушка? В голове всё вздор, а ведь нет того, чтоб подумать о тетушке: посылала ли ты к маршанд де мод?</text:p>
      <text:p text:style-name="Text_20_body">Настасья Павловна. Посылала, тетушка.</text:p>
      <text:p text:style-name="Text_20_body">Дарья Семеновна. Ну, что Машенькино платье?</text:p>
      <text:p text:style-name="Text_20_body">Настасья Павловна. Готово, тетушка…</text:p>
      <text:p text:style-name="Text_20_body"><text:soft-page-break/>Дарья Семеновна. Так что ж не несут?</text:p>
      <text:p text:style-name="Text_20_body">Настасья Павловна. Да, тетушка.</text:p>
      <text:p text:style-name="Text_20_body">Дарья Семеновна. Ну, что ты ворчишь?</text:p>
      <text:p text:style-name="Text_20_body">Настасья Павловна <text:span text:style-name="T3">(тихо)</text:span>. Без денег, тетушка, не отдают; говорят, и без того много должны.</text:p>
      <text:p text:style-name="Text_20_body">Дарья Семеновна. Что ты, грубить мне, матушка, что ли, хочешь? Вот благодарность-то: сироту круглую взяла к себе в дом, кормлю, одеваю, а она мне еще колкости говорит. Нет, милая, забываться я не позволю. Что? принесли сухари, а?.. вертят мороженое… а?.. ни об чем не подумаешь. Ну, что ты стоишь как вкопанная? Видишь, Машенька еще не причесана; подавай шпильки.</text:p>
      <text:p text:style-name="Text_20_body">Марья Петровна. Вот здесь, на лбу, пустить бы колечки… вот так… comme ça, Mr, je vous prie. Маменька, как вам угодно, а платье не принесут, я не выйду ни за что, ни за что; останусь в своей комнате, скажусь больной. Как вам угодно.</text:p>
      <text:p text:style-name="Text_20_body">Дарья Семеновна. Что ты? что ты? с ума сошла! Для тебя я делаю вечер, а тебя не будет; прикажешь мне вместо тебя танцевать? У нас будут самые первые жени… то есть кавалеры.</text:p>
      <text:p text:style-name="Text_20_body">Марья Петровна. Да! точно так и поедут.</text:p>
      <text:p text:style-name="Text_20_body">Дарья Семеновна. А отчего ж, матушка, и не поедут?</text:p>
      <text:p text:style-name="Text_20_body">Марья Петровна. Что они здесь забыли? ведь бал-то есть нынче получше вашего; говорила я вам отложить, да вы всё хотите по-своему.</text:p>
      <text:p text:style-name="Text_20_body">Дарья Семеновна. Пора бы тебе замуж, Машенька, а то с этими вечерами сил моих недостает. Смотри, сегодня будет князь Курдюков, постарайся ему понравиться.</text:p>
      <text:p text:style-name="Text_20_body">Настасья Павловна. Ах, тетушка, он старик!</text:p>
      <text:p text:style-name="Text_20_body">Дарья Семеновна. Вас никто не спрашивает. Что ж, что старик, деньги у него молодые.</text:p>
      <text:p text:style-name="Text_20_body">Входит слуга с письмом.</text:p>
      <text:p text:style-name="Text_20_body">Это от кого?.. ну <text:span text:style-name="T3">(с досадой)</text:span>, прекрасно, бесподобно… Князь Курдюков извиняется, быть не может.</text:p>
      <text:p text:style-name="Text_20_body">Марья Петровна. Ну, что я говорила!</text:p>
      <text:p text:style-name="Text_20_body">Дарья Семеновна. А что, Машенька, посылать ли за розовым платьем? ведь князя не будет.</text:p>
      <text:p text:style-name="Text_20_body">Марья Петровна. Уж разумеется, послать… Что вы думаете? что я из-за вашего старика буду без платья ходить, что ли?</text:p>
      <text:p text:style-name="Text_20_body">Дарья Семеновна. Ах, Машенька, ты хоть бы людей постыдилась.</text:p>
      <text:p text:style-name="Text_20_body">Марья Петровна. Да он француз, не понимает.</text:p>
      <text:p text:style-name="Text_20_body">Дарья Семеновна. Ну, так я пойду за деньгами, пошлю за платьем.</text:p>
      <text:p text:style-name="Text_20_body">Марья Петровна. Давно бы пора… ну, ну… ступайте же.</text:p>
      <text:p text:style-name="Text_20_body"><text:soft-page-break/>Дарья Семеновна. Вот и вырастила себе невесту — разоренье, да и только! <text:span text:style-name="T3">(Уходит.)</text:span></text:p>
      <text:h text:style-name="Heading_20_2" text:outline-level="2"><text:bookmark text:name=".D0.AF.D0.B2.D0.BB.D0.B5.D0.BD.D0.B8.D0.B5_II"/><text:bookmark text:name="Явление_II"/>Явление II</text:h>
      <text:p text:style-name="Text_20_body">Те же, кроме Дарьи Семеновны.</text:p>
      <text:p text:style-name="Text_20_body">Марья Петровна <text:span text:style-name="T3">(парикмахеру)</text:span>. Вот здесь еще… так… Настя… Настя… об чем ты думаешь?</text:p>
      <text:p text:style-name="Text_20_body">Настасья Павловна. Так, ни об чем, грустно что-то…</text:p>
      <text:p text:style-name="Text_20_body">Марья Петровна. Вздор какой! посмотри-ка, пристала ко мне эта прическа?</text:p>
      <text:p text:style-name="Text_20_body">Настасья Павловна. Пристала.</text:p>
      <text:p text:style-name="Text_20_body">Марья Петровна. Очень пристала?</text:p>
      <text:p text:style-name="Text_20_body">Настасья Павловна. Очень.</text:p>
      <text:p text:style-name="Text_20_body">Марья Петровна. Право… Ну, а ты что наденешь?</text:p>
      <text:p text:style-name="Text_20_body">Настасья Павловна. Да я так останусь, мне к чему наряжаться… меня никто не заметит.</text:p>
      <text:p text:style-name="Text_20_body">Марья Петровна. Ты хоть бы ленту вплела в косу… там у меня в шкапу много старых лент.</text:p>
      <text:p text:style-name="Text_20_body">Настасья Павловна. Нет, зачем?</text:p>
      <text:p text:style-name="Text_20_body">Марья Петровна. Ну, как хочешь.</text:p>
      <text:p text:style-name="Text_20_body">Золотников <text:span text:style-name="T3">(за кулисами)</text:span>. Дарья Семеновна дома, что ли?</text:p>
      <text:p text:style-name="Text_20_body">Марья Петровна. Ах, стыд какой, мужчина! <text:span text:style-name="T3">(Убегает; за нею парикмахер.)</text:span></text:p>
      <text:h text:style-name="Heading_20_2" text:outline-level="2"><text:bookmark text:name=".D0.AF.D0.B2.D0.BB.D0.B5.D0.BD.D0.B8.D0.B5_III"/><text:bookmark text:name="Явление_III"/>Явление III</text:h>
      <text:p text:style-name="Text_20_body">Настасья Павловна и Золотников.</text:p>
      <text:p text:style-name="Text_20_body">Золотников. Извините… я испугал здесь кого-то. <text:span text:style-name="T3">(В сторону.)</text:span> А, вот эта дочка. <text:span text:style-name="T3">(Вслух.)</text:span> А хозяйки нет дома, видно?</text:p>
      <text:p text:style-name="Text_20_body">Настасья Павловна. Нет-с, дома; я пойду скажу ей.</text:p>
      <text:p text:style-name="Text_20_body">Золотников. Ни, ни, не беспокойтесь; мне именно вас-то и надо.</text:p>
      <text:p text:style-name="Text_20_body">Настасья Павловна. Меня?</text:p>
      <text:p text:style-name="Text_20_body">Золотников. Да; позвольте хорошенько взглянуть только на вас. Повернитесь немного, вот так… бесподобно… лучше вас я и желать бы не мог.</text:p>
      <text:p text:style-name="Text_20_body">Настасья Павловна. Да я вас не знаю вовсе.</text:p>
      <text:p text:style-name="Text_20_body">Золотников. Со мной скоро познакомитесь. Который вам год?</text:p>
      <text:p text:style-name="Text_20_body">Настасья Павловна. Восьмнадцать.</text:p>
      <text:p text:style-name="Text_20_body">Золотников. Отлично. Скажите, женихи есть у вас?</text:p>
      <text:p text:style-name="Text_20_body"><text:soft-page-break/>Настасья Павловна. Нет-с.</text:p>
      <text:p text:style-name="Text_20_body">Золотников. Что ж они, дураки, глядят! А вы помышляете о замужестве?</text:p>
      <text:p text:style-name="Text_20_body">Настасья Павловна. Извините, мне некогда.</text:p>
      <text:p text:style-name="Text_20_body">Золотников. Нет, вы не сердитесь. Я Золотников, откупщик. Слыхали, может быть? человек разбогатевший, так речь у меня резка немножко. А впрочем, я принимаю в вас живое участие; поверите ли, для вас нарочно приехал из Казани, чтоб сделать вам предложение.</text:p>
      <text:p text:style-name="Text_20_body">Настасья Павловна. Вы?</text:p>
      <text:p text:style-name="Text_20_body">Золотников. Да вы не думайте, чтоб я о себе говорил. Во-первых, мне 58 лет; во-вторых, физиогномия моя далеко не взрачна; в-третьих, у меня жена сидит в Тамбове. Нет-с, я хочу женить своего сына, и именно, коли сказать всю правду, очень бы мне хотелось женить его на вас. Разумеется, если вы полюбитесь друг другу. Вы ведь никого не любите? скажите по правде…</text:p>
      <text:p text:style-name="Text_20_body">Настасья Павловна. Никого-с.</text:p>
      <text:p text:style-name="Text_20_body">Золотников. Ну, и не любите. Я сына вам представлю. Он — малый добрый. Сердце такое нежное. Дайте мне слово, что вы не будете прочь от моего предложения.</text:p>
      <text:p text:style-name="Text_20_body">Настасья Павловна. Послушайте, слово не шутка: давши слово, надо его держать, а я сына вашего не знаю.</text:p>
      <text:p text:style-name="Text_20_body">Золотников. Так что ж? он здесь дожидается в гостиной.</text:p>
      <text:h text:style-name="Heading_20_2" text:outline-level="2"><text:bookmark text:name=".D0.AF.D0.B2.D0.BB.D0.B5.D0.BD.D0.B8.D0.B5_IV"/><text:bookmark text:name="Явление_IV"/>Явление IV</text:h>
      <text:p text:style-name="Text_20_body">Те же и Дарья Семеновна.</text:p>
      <text:p text:style-name="Text_20_body">Золотников. Э… да… никак вот и хозяйка! Эге-ге-ге… как переменилась! Талия-то была в рюмочку, а теперь слава Тебе, Господи… Дарья Семеновна, узнаете ли вы меня?</text:p>
      <text:p text:style-name="Text_20_body">Дарья Семеновна <text:span text:style-name="T3">(разглядывая)</text:span>. Виновата-с.</text:p>
      <text:p text:style-name="Text_20_body">Золотников. Припомните-ка хорошенько.</text:p>
      <text:p text:style-name="Text_20_body">Дарья Семеновна. Позвольте… Нет, не могу.</text:p>
      <text:p text:style-name="Text_20_body">Золотников. Спасибо, Дарья Семеновна. А позвольте спросить — играете ли вы еще на фортепьянах?</text:p>
      <text:p text:style-name="Text_20_body">Дарья Семеновна. И, батюшка, куда мне…</text:p>
      <text:p text:style-name="Text_20_body">Золотников. А помните, в 19-м году, в Казани…</text:p>
      <text:p text:style-name="Text_20_body">Дарья Семеновна. Боже ты мой, Василий Петрович!</text:p>
      <text:p text:style-name="Text_20_body">Золотников. Аз многогрешный. Вот оно, время-то. Другим человеком стал. <text:span text:style-name="T3">(Указывает на жилет.)</text:span> Тут ничего не было — появилось. <text:span text:style-name="T3">(Указывает на голову.)</text:span> Тут много было — ничего почти не осталось. Дарья Семеновна не узнала!</text:p>
      <text:p text:style-name="Text_20_body"><text:soft-page-break/>Дарья Семеновна. Вот Бог привел свидеться. Так ли я вам, батюшка, стара кажусь, как вы мне? Да я слышала, вы разбогатели страшно.</text:p>
      <text:p text:style-name="Text_20_body">Золотников. С горя, Дарья Семеновна. Как вы отказали мне, помните, я вошел в дела, в торги, на беду свою разбогател да с отчаяния и женился.</text:p>
      <text:p text:style-name="Text_20_body">Дарья Семеновна. Из постоянства, верно; а сюда какими судьбами?</text:p>
      <text:p text:style-name="Text_20_body">Золотников. Делишки есть, да вот сына привез.</text:p>
      <text:p text:style-name="Text_20_body">Дарья Семеновна. А детей у вас много?</text:p>
      <text:p text:style-name="Text_20_body">Золотников. Один сын всего.</text:p>
      <text:p text:style-name="Text_20_body">Дарья Семеновна. Женатый?</text:p>
      <text:p text:style-name="Text_20_body">Золотников. Нет, холостой еще.</text:p>
      <text:p text:style-name="Text_20_body">Дарья Семеновна. Прошу покорнейше садиться. Настенька, погляди, зажжены ли свечи в гостиной. Садитесь, пожалуйста; о чем, бишь, мы говорили?</text:p>
      <text:p text:style-name="Text_20_body">Золотников. Да об сыне; женить хочу его.</text:p>
      <text:p text:style-name="Text_20_body">Дарья Семеновна. Ах, будьте осторожны, Василий Петрович! В Петербурге девушки все хороши на вид; а как выйдут замуж, сейчас видно, что воспитание не то, вовсе не то. Вот у меня дочка, так уж могу похвастаться.</text:p>
      <text:p text:style-name="Text_20_body">Золотников. Да, я говорил сейчас с ней.</text:p>
      <text:p text:style-name="Text_20_body">Дарья Семеновна. И, нет! вы говорили с моей племянницей, с сиротой, которую я держу из милости. Я мать, Василий Петрович… но я вам скажу, что дочь моя так воспитана, так приготовлена…</text:p>
      <text:p text:style-name="Text_20_body">Марья Петровна <text:span text:style-name="T3">(за кулисами)</text:span>. Маменька!</text:p>
      <text:p text:style-name="Text_20_body">Дарья Семеновна. Что, светик мой?</text:p>
      <text:p text:style-name="Text_20_body">Марья Петровна. Платье принесли.</text:p>
      <text:p text:style-name="Text_20_body">Дарья Семеновна. Сейчас, мой друг; и невинная какая — младенца пристыдит.</text:p>
      <text:p text:style-name="Text_20_body">Золотников. Вот этого-то мне и надо. Саша мой малый добрый, только в голове у него еще ветер; наговорили ему, что у него два мильона.</text:p>
      <text:p text:style-name="Text_20_body">Дарья Семеновна. Два мильона?!</text:p>
      <text:p text:style-name="Text_20_body">Золотников. Два мильона. Так поверите ль, сердце у него такое нежное, только юбку увидит, так и растает; что день, то влюблен; что станешь делать! Ну, для шалости оно бы ничего, а летом, в Тамбове, жениться вздумал на интриганке какой-то. К счастью, гусар подвернулся, а то бы я век с ним плакался. Я вижу — дело плохо: сына с собой в Питер, да и к вам, Дарья Семеновна, из старой памяти — знаю, что не откажете в добром совете; а у вас, я слышал, дочь. Кто знает? может быть, дети наши познакомятся, слюбятся… Коль не мы, так дети наши, Дарья Семеновна, не так ли?</text:p>
      <text:p text:style-name="Text_20_body"><text:soft-page-break/>Дарья Семеновна <text:span text:style-name="T3">(вздыхая)</text:span>. Что старое припоминать!</text:p>
      <text:p text:style-name="Text_20_body">Золотников. Не возвратить уж, подлинно. Ну, на детей полюбуемся… Позвольте руку поцеловать.</text:p>
      <text:p text:style-name="Text_20_body">Дарья Семеновна. С удовольствием.</text:p>
      <text:p text:style-name="Text_20_body">Золотников <text:span text:style-name="T3">(с гримасой)</text:span>. И рука-то постарела; вы табак нюхаете?</text:p>
      <text:p text:style-name="Text_20_body">Дарья Семеновна. Для глаз, Василий Петрович.</text:p>
      <text:p text:style-name="Text_20_body">Марья Петровна <text:span text:style-name="T3">(за кулисами)</text:span>. Маменька, да подите же сюда; какие вы несносные!</text:p>
      <text:p text:style-name="Text_20_body">Дарья Семеновна. Сейчас, сейчас, мой ангел… <text:span text:style-name="T3">(Золотникову)</text:span> Сейчас приведу вам ее… Не будьте слишком строги. <text:span text:style-name="T3">(Уходит)</text:span></text:p>
      <text:h text:style-name="Heading_20_2" text:outline-level="2"><text:bookmark text:name=".D0.AF.D0.B2.D0.BB.D0.B5.D0.BD.D0.B8.D0.B5_V"/><text:bookmark text:name="Явление_V"/>Явление V</text:h>
      <text:p text:style-name="Text_20_body">Золотников <text:span text:style-name="T3">(один)</text:span>. Господи, что за перемена!.. меня не узнала… Вот тебе и урок, Василий Петрович… Тридцать лет вспоминал об ней с наслаждением… воображал ее прежней красавицей. И вот, черт меня дернул сюда приехать!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2">Ах! право, хуже оплеухи,<text:line-break/>Как, не видавшись тридцать лет,<text:line-break/>Найдешь в развалинах старухи<text:line-break/>Любви восторженный предмет.<text:line-break/>Ах, Даша! в прежние годочки<text:line-break/>С тобой встречались мы не так;<text:line-break/>Тогда ты нюхала цветочки,<text:line-break/><text:span text:style-name="T3">(Со вздохом)</text:span> Теперь — ты нюхаешь табак!</text:p>
          </table:table-cell>
        </table:table-row>
      </table:table>
      <text:h text:style-name="Heading_20_2" text:outline-level="2"><text:bookmark text:name=".D0.AF.D0.B2.D0.BB.D0.B5.D0.BD.D0.B8.D0.B5_VI"/><text:bookmark text:name="Явление_VI"/>Явление VI</text:h>
      <text:p text:style-name="Text_20_body">Золотников и Александр.</text:p>
      <text:p text:style-name="Text_20_body">Александр <text:span text:style-name="T3">(кидается отцу на шею)</text:span>. Батюшка, обними меня. Я согласен… будет по-твоему… я женюсь не ней… она мне нравится, очень нравится. Я доволен, я рад, я счастлив, благополучен… Батюшка, обними меня.</text:p>
      <text:p text:style-name="Text_20_body">Золотников. Да погоди.</text:p>
      <text:p text:style-name="Text_20_body">Александр. Нет, обними меня.</text:p>
      <text:p text:style-name="Text_20_body">Золотников. Да выслушай.</text:p>
      <text:p text:style-name="Text_20_body">Александр. Нет, обними меня: вот так… еще раз. Кончено, решено, я исполню твою волю: я женюсь на ней, и именно на ней, ни на ком другом, а на ней! Вот придумал, вот отец… Обними меня еще раз.</text:p>
      <text:p text:style-name="Text_20_body">Золотников. Да выслушай.</text:p>
      <text:p text:style-name="Text_20_body">Александр. Глаза, талия, волосы… какой характер… сейчас видно. Батюшка, благослови!</text:p>
      <text:p text:style-name="Text_20_body"><text:soft-page-break/>Золотников. Да отвяжись, пожалуйста… Мы ошиблись, это не она.</text:p>
      <text:p text:style-name="Text_20_body">Александр. Как не она?.. Она, она, она!.. Я не хочу, чтоб она была не она!</text:p>
      <text:p text:style-name="Text_20_body">Золотников. Да я сам ошибся; ты думаешь, что говорил я там в гостиной с дочерью…</text:p>
      <text:p text:style-name="Text_20_body">Александр. Ну да.</text:p>
      <text:p text:style-name="Text_20_body">Золотников. Вот в том-то и дело, что она не дочь…</text:p>
      <text:p text:style-name="Text_20_body">Александр. Как не дочь? не родилась же она без отца и без матери?.. чья-нибудь же она дочь?.. мать была же какая-нибудь, да и отец также.</text:p>
      <text:p text:style-name="Text_20_body">Золотников. Она племянница.</text:p>
      <text:p text:style-name="Text_20_body">Александр. Всё равно.</text:p>
      <text:p text:style-name="Text_20_body">Золотников. Да говорят тебе, что она племянница.</text:p>
      <text:p text:style-name="Text_20_body">Александр. Да хоть бы дядей она была, я все-таки на ней женюсь! Твоя была воля… воля отцовская — закон.</text:p>
      <text:p text:style-name="Text_20_body">Золотников. Да я прочил тебе другую.</text:p>
      <text:p text:style-name="Text_20_body">Александр. Нет, воля отцовская — закон!.. я не хочу другой.</text:p>
      <text:p text:style-name="Text_20_body">Золотников. Да не шуми; они идут сюда.</text:p>
      <text:p text:style-name="Text_20_body">Александр. Пущай нейдут… скажи, чтоб не шли.</text:p>
      <text:p text:style-name="Text_20_body">Золотников. Да взгляни только.</text:p>
      <text:p text:style-name="Text_20_body">Александр. И глядеть не хочу.</text:p>
      <text:h text:style-name="Heading_20_2" text:outline-level="2"><text:bookmark text:name=".D0.AF.D0.B2.D0.BB.D0.B5.D0.BD.D0.B8.D0.B5_VII"/><text:bookmark text:name="Явление_VII"/>Явление VII</text:h>
      <text:p text:style-name="Text_20_body">Те же, Дарья Семеновна и Марья Петровна в розовом платье, скромно идя за матерью.</text:p>
      <text:p text:style-name="Text_20_body">Дарья Семеновна. Вот вам и моя Машенька, Василий Петрович; прошу любить да жаловать. <text:span text:style-name="T3">(На ухо.)</text:span> Держись прямей! <text:span text:style-name="T3">(Громко.)</text:span> Она у меня застенчива. <text:span text:style-name="T3">(На ухо.)</text:span> Да присядь же хорошенько. <text:span text:style-name="T3">(Вслух.)</text:span> Вы ее извините, Василий Петрович: она у меня девушка не светская, всё за рукодельем да за книгами.</text:p>
      <text:p text:style-name="Text_20_body">Марья Петровна <text:span text:style-name="T3">(на ухо матери)</text:span>. Да перестаньте, маменька.</text:p>
      <text:p text:style-name="Text_20_body">Дарья Семеновна. Нет, я ей говорю: «что ты, Машенька, в свои лета глаза портишь… в твои лета надо искать удовольствий, веселиться», а она мне говорит: «нет, маменька, не хочу я ваших светских удовольствий, что в них… женское дело не танцевать и не кокетничать, а быть доброй супругой, нежной матерью».</text:p>
      <text:p text:style-name="Text_20_body">Марья Петровна. Маменька, я уйду…</text:p>
      <text:p text:style-name="Text_20_body"><text:soft-page-break/>Дарья Семеновна. Поверите ли, я ей всё хозяйство отдала на руки — пускай привыкает, а в свободное время музыкой занимается, рисует… Где, бишь, у тебя эта головка, которую ты кончила без учителя; ну, знаешь, этого Аполлона Вельбедерского?</text:p>
      <text:p text:style-name="Text_20_body">Марья Петровна <text:span text:style-name="T3">(вслух)</text:span>. Изорвала. <text:span text:style-name="T3">(На ухо.)</text:span> Маменька, вы мне надоели!</text:p>
      <text:p text:style-name="Text_20_body">Золотников. А вот, сударыня, и сынок мой. <text:span text:style-name="T3">(Сыну.)</text:span> Да кланяйся же!</text:p>
      <text:p text:style-name="Text_20_body">Александр. Не хочу.</text:p>
      <text:p text:style-name="Text_20_body">Дарья Семеновна. Очень приятно познакомится; вы в первый раз пожаловали к нам в Петербург?</text:p>
      <text:p text:style-name="Text_20_body">Александр <text:span text:style-name="T3">(отрывисто)</text:span>. Да!</text:p>
      <text:p text:style-name="Text_20_body">Дарья Семеновна. Долго думаете здесь оставаться?</text:p>
      <text:p text:style-name="Text_20_body">Александр. Нет.</text:p>
      <text:p text:style-name="Text_20_body">Дарья Семеновна. Отчего же это так?</text:p>
      <text:p text:style-name="Text_20_body">Александр. Так.</text:p>
      <text:p text:style-name="Text_20_body">Марья Петровна. Ах, маменька, ваши вопросы очень нескромны: может быть, им неприятны.</text:p>
      <text:p text:style-name="Text_20_body">Дарья Семеновна. Да где мне уметь говорить с молодыми! Это твое дело занимать молодых людей… Пойдемте-ка, Василий Петрович; сколько лет не видались, есть о чем переговорить… <text:span text:style-name="T3">(На ухо.)</text:span> Пущай они познакомятся: без нас посвободнее будет.</text:p>
      <text:p text:style-name="Text_20_body">Золотников. Конечно.</text:p>
      <text:p text:style-name="Text_20_body">Дарья Семеновна. А ты, душенька, похозяйничай здесь за меня; пора привыкать: нынче в девушках, а завтра сама, может быть, будешь жить домком. Всё в воле Господней. <text:span text:style-name="T3">(Целует ее в лоб и говорит на ухо.)</text:span> Не забудь! два мильона! <text:span text:style-name="T3">(Вслух.)</text:span> Пойдемте, Василий Петрович.</text:p>
      <text:p text:style-name="Text_20_body">Уходят.</text:p>
      <text:h text:style-name="Heading_20_2" text:outline-level="2"><text:bookmark text:name=".D0.AF.D0.B2.D0.BB.D0.B5.D0.BD.D0.B8.D0.B5_VIII"/><text:bookmark text:name="Явление_VIII"/>Явление VIII</text:h>
      <text:p text:style-name="Text_20_body">Александр и Марья Петровна.</text:p>
      <text:p text:style-name="Text_20_body">Марья Петровна <text:span text:style-name="T3">(в сторону)</text:span>. Он, кажется, вовсе необтесанный. Ах, жалость какая!</text:p>
      <text:p text:style-name="Text_20_body">Александр <text:span text:style-name="T3">(в сторону)</text:span>. Ну как ее можно сравнить с той! у той глаза, талия, волосы… Однако ж и эта порядочная так себе.</text:p>
      <text:p text:style-name="Text_20_body">Марья Петровна. Не угодно ли садиться?</text:p>
      <text:p text:style-name="Text_20_body">Александр. Нет-с, зачем!</text:p>
      <text:p text:style-name="Text_20_body">Молчание.</text:p>
      <text:p text:style-name="Text_20_body">Марья Петровна. Как вам нравится наш Петербург?</text:p>
      <text:p text:style-name="Text_20_body"><text:soft-page-break/>Александр <text:span text:style-name="T3">(рассеянно)</text:span>. Что-о-с?</text:p>
      <text:p text:style-name="Text_20_body">Марья Петровна. Петербург вам нравится?</text:p>
      <text:p text:style-name="Text_20_body">Александр. Петербург, что ли? город известный-с!</text:p>
      <text:p text:style-name="Text_20_body">Марья Петровна. Вы когда приехали?</text:p>
      <text:p text:style-name="Text_20_body">Александр. В самый день магнитного освещения; изволили, конечно, слышать?</text:p>
      <text:p text:style-name="Text_20_body">Марья Петровна. Да-с, слышала, а не видела…</text:p>
      <text:p text:style-name="Text_20_body">Молчание.</text:p>
      <text:p text:style-name="Text_20_body">В Пассаже вы уж были?</text:p>
      <text:p text:style-name="Text_20_body">Александр. Как же, давеча внизу подовые пироги ел.</text:p>
      <text:p text:style-name="Text_20_body">Марья Петровна. Вам нравится?</text:p>
      <text:p text:style-name="Text_20_body">Александр. Пироги, что ли?</text:p>
      <text:p text:style-name="Text_20_body">Марья Петровна. Нет… Пассаж!</text:p>
      <text:p text:style-name="Text_20_body">Александр. Приятное гулянье; братьев Мальчугиных слышал.</text:p>
      <text:p text:style-name="Text_20_body">Марья Петровна. А в балете вы были?</text:p>
      <text:p text:style-name="Text_20_body">Александр. Да нет-с, для балета нет билета, а, говорят, Фанни Эльслер превосходно танцует там что-то с пером. Возьмет перо да и пошла писать… В русский театр заходил только на Мартынова посмотреть. Да что в нем, помилуйте; право, я, кажется, сам бы сыграл не хуже его.</text:p>
      <text:p text:style-name="Text_20_body">Марья Петровна. Что ж вы не садитесь?</text:p>
      <text:p text:style-name="Text_20_body">Александр. Не беспокойтесь! <text:span text:style-name="T3">(В сторону.)</text:span> Глаза-то, глаза у нее какие… Где ж у меня были глаза, что я не заметил ее глаз!</text:p>
      <text:p text:style-name="Text_20_body">Марья Петровна. У нас в нынешнем году славная опера.</text:p>
      <text:p text:style-name="Text_20_body">Александр. Говорят-с.</text:p>
      <text:p text:style-name="Text_20_body">Марья Петровна. Вы сами, может быть, музыкант?</text:p>
      <text:p text:style-name="Text_20_body">Александр. Как же-с? играю немножко.</text:p>
      <text:p text:style-name="Text_20_body">Марья Петровна. На фортепьянах?</text:p>
      <text:p text:style-name="Text_20_body">Александр. Преимущественно на валторне.</text:p>
      <text:p text:style-name="Text_20_body">Марья Петровна. А!</text:p>
      <text:p text:style-name="Text_20_body">Александр. А вы-с? <text:span text:style-name="T3">(Разнеживается.)</text:span></text:p>
      <text:p text:style-name="Text_20_body">Марья Петровна. Я пою немножко.</text:p>
      <text:p text:style-name="Text_20_body"><text:soft-page-break/>Александр. Не-уже-ли? как это приятно!.. <text:span text:style-name="T3">(В сторону.)</text:span> Я не знаю, отчего она мне с первого разу не понравилась. Она очень-очень мила… и манера какая прекрасная. <text:span text:style-name="T3">(Ей.)</text:span> Я, право, не знаю… смею ли я вас просить.</text:p>
      <text:p text:style-name="Text_20_body">Марья Петровна. Как-с?</text:p>
      <text:p text:style-name="Text_20_body">Александр. Я говорю… я не знаю, смею ли я вас просить.</text:p>
      <text:p text:style-name="Text_20_body">Марья Петровна. Что?</text:p>
      <text:p text:style-name="Text_20_body">Александр. Я не знаю, с первого раза смею ли я просить… ободрите, пожалуйста.</text:p>
      <text:p text:style-name="Text_20_body">Марья Петровна <text:span text:style-name="T3">(кокетничая)</text:span>. Отчего же? что вам угодно?</text:p>
      <text:p text:style-name="Text_20_body">Александр. Смею ли я просить… например… <text:span text:style-name="T3">(В сторону.)</text:span> Да это прелесть, а не девушка… <text:span text:style-name="T3">(Ей.)</text:span> Осчастливьте, пожалуйста, дайте послушать.</text:p>
      <text:p text:style-name="Text_20_body">Марья Петровна. Да мы ждем гостей.</text:p>
      <text:p text:style-name="Text_20_body">Александр. Успеете.</text:p>
      <text:p text:style-name="Text_20_body">Марья Петровна. Я, право, не в голосе.</text:p>
      <text:p text:style-name="Text_20_body">Александр. Попробуйте.</text:p>
      <text:p text:style-name="Text_20_body">Марья Петровна <text:span text:style-name="T3">(кокетничая)</text:span>. Разве только для вас… <text:span text:style-name="T3">(Идя к фортепьяно.)</text:span></text:p>
      <text:p text:style-name="Text_20_body">Александр <text:span text:style-name="T3">(в сторону)</text:span>. Для вас, для меня… она сказала «для вас»… я ей понравился… Да это не девушка… очарование!</text:p>
      <text:p text:style-name="Text_20_body">Марья Петровна. Только вы аккомпанируйте, пожалуйста; у меня тут новый романс.</text:p>
      <text:p text:style-name="Text_20_body">Александр. С удовольствием. <text:span text:style-name="T3">(Садится за фортепиано.)</text:span></text:p>
      <text:p text:style-name="Text_20_body">Марья Петровна <text:span text:style-name="T3">(поет)</text:span>.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2">Скажи, о чем в тени ветвей,<text:line-break/>Когда природа отдыхает,<text:line-break/>Поет весенний соловей<text:line-break/>И что он песнью выражает?<text:line-break/>Что тайно всем волнует кровь?<text:line-break/>Скажи, скажи, какое слово<text:line-break/>Знакомо всем и вечно ново?..<text:line-break/>‎Любовь!..<text:line-break/>Скажи, о чем наедине<text:line-break/>В раздумье девушка гадает?<text:line-break/>Что тайным трепетом во сне<text:line-break/>Ей страх и радость обещает?<text:line-break/>Недуг тот странный назови,<text:line-break/>В котором светлая отрада.<text:line-break/>Чего ей ждать? Чего ей надо?..<text:line-break/>‎Любви!<text:line-break/>Когда от жизненной тоски<text:line-break/>Ты, утомленный, изнываешь<text:line-break/><text:soft-page-break/>И злой печали вопреки<text:line-break/>Хоть призрак счастья призываешь…<text:line-break/>Что услаждает грудь твою?..<text:line-break/>Не те ли звуки неземные,<text:line-break/>Когда услышал ты впервые —<text:line-break/>‎Люблю?!.</text:p>
          </table:table-cell>
        </table:table-row>
      </table:table>
      <text:p text:style-name="Text_20_body">Александр <text:span text:style-name="T3">(вскакивает со стула и бежит к Марье Петровне)</text:span>. Ах, что за голос! что за голос! Какое чувство! какая душа!.. Вы меня с ума свели; я… я в восторге, я теперь с ума сойду, коль не позволите надеяться.</text:p>
      <text:p text:style-name="Text_20_body">Марья Петровна. Как надеяться?</text:p>
      <text:p text:style-name="Text_20_body">Александр. А разве вы ничего не знаете?</text:p>
      <text:p text:style-name="Text_20_body">Марья Петровна. Нет.</text:p>
      <text:p text:style-name="Text_20_body">Александр. Вы не знаете, что ваша старуха была влюблена когда-то прежде в моего старика?</text:p>
      <text:p text:style-name="Text_20_body">Марья Петровна. Как, и маменька тоже?.. вот никак бы не думала. Да она мне не говорила об этом.</text:p>
      <text:p text:style-name="Text_20_body">Александр. Да они никогда об этом не говорят. Вот батюшка выдумал, чтоб я бы на вас… или вы за меня. Это всё равно… только это от вас зависит. Ну, влюблен, влюблен, совершенно влюблен. Ну, а как вы не согласитесь, я буду самым несчастным смертным.</text:p>
      <text:p text:style-name="Text_20_body">Марья Петровна. Так говорите же.</text:p>
      <text:p text:style-name="Text_20_body">Александр. Батюшка желает моего счастья; он только и думает, что о моем счастии; да и я желаю себе счастья — кто не желает себе счастья. Только вы, может быть, не захотите моего счастья?</text:p>
      <text:p text:style-name="Text_20_body">Марья Петровна. Помилуйте… отчего же?</text:p>
      <text:p text:style-name="Text_20_body">Александр. Как? вы хотите моего счастья?.. в самом деле?</text:p>
      <text:p text:style-name="Text_20_body">Марья Петровна. Разумеется.</text:p>
      <text:p text:style-name="Text_20_body">Александр. Так я могу надеяться?</text:p>
      <text:p text:style-name="Text_20_body">Марья Петровна. Я завишу от маменьки.</text:p>
      <text:p text:style-name="Text_20_body">Александр. Не в маменьке тут дело: тут в сторону маменьку; вы мне про себя скажите… могу ли я вам нравиться?</text:p>
      <text:p text:style-name="Text_20_body">Марья Петровна <text:span text:style-name="T3">(жеманно)</text:span>. Почему же нет?</text:p>
      <text:p text:style-name="Text_20_body">Александр. Марья… как по батюшке?</text:p>
      <text:p text:style-name="Text_20_body">Марья Петровна. Петровна.</text:p>
      <text:p text:style-name="Text_20_body">Александр. Машенька! я счастливейший человек в мире, я вас стану любить, любить, любить, как никто не любил еще, да и любить не будет!</text:p>
      <text:p text:style-name="Text_20_body"><text:soft-page-break/>Марья Петровна. Да подождите же.</text:p>
      <text:p text:style-name="Text_20_body">Александр. К чему ждать, ждать? Это — лицемерство; я не хочу ждать; я люблю вас, мы любим друг друга, мы будем счастливы; у нас будут дети; делайте из меня что хотите; приказывайте, располагайте, позвольте только доказать вам любовь мою.</text:p>
      <text:p text:style-name="Text_20_body">Слуга <text:span text:style-name="T3">(входит)</text:span>. Вас маменька просит, гости приехали.</text:p>
      <text:p text:style-name="Text_20_body">Марья Петровна. Вы, право, престранный человек. Однако, послушайте, у нас сегодня танцевальный вечер.</text:p>
      <text:p text:style-name="Text_20_body">Александр. Вы хотите танцевать со мною? — уж не взыщите, как сумею.</text:p>
      <text:p text:style-name="Text_20_body">Марья Петровна. Всё равно, только, видите, у меня нет букета.</text:p>
      <text:p text:style-name="Text_20_body">Александр. Так что ж? на что вам букет?</text:p>
      <text:p text:style-name="Text_20_body">Марья Петровна. Оно в моде: иметь в руках букет… вы не понимаете?</text:p>
      <text:p text:style-name="Text_20_body">Александр. Нет.</text:p>
      <text:p text:style-name="Text_20_body">Марья Петровна. Ну, так я вам скажу: ступайте за букетом, только из живых цветов.</text:p>
      <text:p text:style-name="Text_20_body">Александр. Да куда же я пойду?</text:p>
      <text:p text:style-name="Text_20_body">Марья Петровна. Куда хотите; это уж ваше дело. А мне надо гостей принимать… До свиданья! <text:span text:style-name="T3">(Протягивая руку.)</text:span></text:p>
      <text:p text:style-name="Text_20_body">Александр <text:span text:style-name="T3">(целуя руку)</text:span>. Какая ручка!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2">Что за ручки, просто чудо!<text:line-break/>Целовать бы век готов.</text:p>
          </table:table-cell>
        </table:table-row>
      </table:table>
      <text:p text:style-name="Text_20_body">Марья Петровна.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">Ну, ступайте же, покуда,<text:line-break/>Принесите мне цветов.</text:p>
          </table:table-cell>
        </table:table-row>
      </table:table>
      <text:p text:style-name="Text_20_body">Александр.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2">Что за странности какие,<text:line-break/>Вам в букете что за прок!<text:line-break/>Вам на что цветы чужие,<text:line-break/>Сами лучший вы цветок!</text:p>
          </table:table-cell>
        </table:table-row>
      </table:table>
      <text:p text:style-name="P3">(Целует ее руку и опрометью кидается к дверям, где встречается с Золотниковым.)</text:p>
      <text:h text:style-name="Heading_20_2" text:outline-level="2"><text:bookmark text:name=".D0.AF.D0.B2.D0.BB.D0.B5.D0.BD.D0.B8.D0.B5_IX"/><text:bookmark text:name="Явление_IX"/>Явление IX</text:h>
      <text:p text:style-name="Text_20_body">Александр и Золотников.</text:p>
      <text:p text:style-name="Text_20_body">Золотников. Куда ты, сумасшедший?</text:p>
      <text:p text:style-name="Text_20_body"><text:soft-page-break/>Александр. Батюшка, с букетом поздравляю тебя!.. Обними меня! Я исполню твое приказание… твое желанье для меня закон! Да! я женюсь на ней… я счастлив… я весь переродился… из живых цветов.</text:p>
      <text:p text:style-name="Text_20_body">Золотников. Да что случилось?</text:p>
      <text:p text:style-name="Text_20_body">Александр. Как что случилось? я влюблен по твоему приказанью. Воля отцовская — закон!.. Да! тебе угодно, я женюсь, когда хочешь, хоть нынче… Родитель, благослови!</text:p>
      <text:p text:style-name="Text_20_body">Золотников. Да объясни сперва.</text:p>
      <text:p text:style-name="Text_20_body">Александр. Нет, обними, обними по-родительски… вот так! Кончено! я женюсь на ней!</text:p>
      <text:p text:style-name="Text_20_body">Золотников. Да на ком же на ней?</text:p>
      <text:p text:style-name="Text_20_body">Александр. На ней!</text:p>
      <text:p text:style-name="Text_20_body">Золотников. На племяннице?</text:p>
      <text:p text:style-name="Text_20_body">Александр. На дочери.</text:p>
      <text:p text:style-name="Text_20_body">Золотников. На Настеньке?</text:p>
      <text:p text:style-name="Text_20_body">Александр. На Машеньке, на моей Машеньке, на Марье Петровне. Для всех она Марья Петровна, а для меня Машенька!</text:p>
      <text:p text:style-name="Text_20_body">Золотников. Да как же ты мне сказывал, что влюблен в другую, в первую?</text:p>
      <text:p text:style-name="Text_20_body">Александр. В первую… нет! это мне так показалось; впрочем, и она очень, очень, очень милая девушка. Только эту ты сам, отец мой, мне назначил, а к тому ж она поет… так поет… Батюшка, ты слышал Гризи?</text:p>
      <text:p text:style-name="Text_20_body">Золотников. Нет, не слыхал.</text:p>
      <text:p text:style-name="Text_20_body">Александр. И я не слыхал, так вот как поет. Ну, едем!</text:p>
      <text:p text:style-name="Text_20_body">Золотников. Как едем?</text:p>
      <text:p text:style-name="Text_20_body">Александр. Да, едем, за букетами, за конфектами… она этого желает, она приказала; ну, бери шляпу — едем!</text:p>
      <text:p text:style-name="Text_20_body">Золотников. Да ступай один.</text:p>
      <text:p text:style-name="Text_20_body">Александр. Нет, один нейду: ничего не найду; вернемся сейчас.</text:p>
      <text:p text:style-name="Text_20_body">Золотников. Да объясни, по крайней мере.</text:p>
      <text:p text:style-name="Text_20_body">Александр. Дорогой всё объясню. Не забудь, что от этого зависит судьба моей жизни. Ну, идем.</text:p>
      <text:p text:style-name="Text_20_body">Уходят.</text:p>
      <text:h text:style-name="Heading_20_2" text:outline-level="2"><text:bookmark text:name=".D0.AF.D0.B2.D0.BB.D0.B5.D0.BD.D0.B8.D0.B5_X"/><text:bookmark text:name="Явление_X"/><text:soft-page-break/>Явление X</text:h>
      <text:p text:style-name="Text_20_body">Дарья Семеновна, Марья Петровна, Кубыркина и Катерина Ивановна.</text:p>
      <text:p text:style-name="Text_20_body">Кубыркина. Это бювар ваш, матушка, конечно.</text:p>
      <text:p text:style-name="Text_20_body">Катерина Ивановна. Будуар, маменька.</text:p>
      <text:p text:style-name="Text_20_body">Кубыркина. Ну, всё равно, у генеральши Ахлебовой точно такой же есть; скажите, как в Петербурге все живут!</text:p>
      <text:p text:style-name="Text_20_body">Дарья Семеновна. А вы давно здесь не были?</text:p>
      <text:p text:style-name="Text_20_body">Кубыркина. Пятнадцать лет; шутка сказать! Только надо признаться, дорогонько у вас.</text:p>
      <text:p text:style-name="Text_20_body">Дарья Семеновна. Да, не дешево.</text:p>
      <text:p text:style-name="Text_20_body">Кубыркина. Помилуйте, за что ни возьмись… говядина филей 34 копейки! Слыханное ли дело! — Поверите ль, квартиру наняла такую, что у нас в Тамбове стряпчий не захотел бы жить… К чему ни приступись, такая шаритé…</text:p>
      <text:p text:style-name="Text_20_body">Катерина Ивановна. Cherté, маменька.</text:p>
      <text:p text:style-name="Text_20_body">Кубыркина. Всё равно.</text:p>
      <text:p text:style-name="Text_20_body">Марья Петровна <text:span text:style-name="T3">(Катеньке)</text:span>. Ваше платье шито дома или в магазине?</text:p>
      <text:p text:style-name="Text_20_body">Катерина Ивановна. Конечно, в магазине.</text:p>
      <text:p text:style-name="Text_20_body">Марья Петровна <text:span text:style-name="T3">(в сторону)</text:span>. Солгала; сейчас видно, что дома; <text:span text:style-name="T3">(ей)</text:span> а пелеринку где брали?</text:p>
      <text:p text:style-name="Text_20_body">Катерина Ивановна. В Пассаже.</text:p>
      <text:p text:style-name="Text_20_body">Марья Петровна. Очень мило.</text:p>
      <text:p text:style-name="Text_20_body">Дарья Семеновна. Поигрываете ли вы, Аграфена Григорьевна, в карточки?</text:p>
      <text:p text:style-name="Text_20_body">Кубыркина. Страстная охотница, матушка; только не из интереса, а так, по маленькой, пур селепетан.</text:p>
      <text:p text:style-name="Text_20_body">Катерина Ивановна. Pour passer le temps, маменька.</text:p>
      <text:p text:style-name="Text_20_body">Кубыркина. И, матушка, всё равно!.. выучили меня здесь в вист какой-то, очень веселая игра… странное еще такое названье… вист помдамур, кажется.</text:p>
      <text:p text:style-name="Text_20_body">Катерина Ивановна. Pompadour, маменька.</text:p>
      <text:p text:style-name="Text_20_body">Кубыркина. Ну, всё равно.</text:p>
      <text:p text:style-name="Text_20_body">Дарья Семеновна. А много ли вы теперь выезжаете?.. балы начались…</text:p>
      <text:p text:style-name="Text_20_body">Кубыркина. Да, на беду, Катенька моя захворала; хорошо, что еще натура крепкая, выздоровела скоро, а то доктор боялся, что сделается рецитатив.</text:p>
      <text:p text:style-name="Text_20_body">Дарья Семеновна. Рецидив, матушка.</text:p>
      <text:p text:style-name="Text_20_body"><text:soft-page-break/>Кубыркина. И, матушка, рецидив, рецитатив — всё равно. А где же ваша комната, Марья Петровна?</text:p>
      <text:p text:style-name="Text_20_body">Марья Петровна. Здесь, с этой стороны.</text:p>
      <text:p text:style-name="Text_20_body">Кубыркина. Ах, позвольте полюбоваться.</text:p>
      <text:p text:style-name="Text_20_body">Марья Петровна. Пожалуйте.</text:p>
      <text:p text:style-name="Text_20_body">Кубыркина. Пойдем же, Катенька.</text:p>
      <text:p text:style-name="Text_20_body">Катерина Ивановна. Сейчас приду, маменька; только локоны поправлю.</text:p>
      <text:p text:style-name="Text_20_body">Дарья Семеновна, Кубыркина и Машенька уходят.</text:p>
      <text:h text:style-name="Heading_20_2" text:outline-level="2"><text:bookmark text:name=".D0.AF.D0.B2.D0.BB.D0.B5.D0.BD.D0.B8.D0.B5_XI"/><text:bookmark text:name="Явление_XI"/>Явление XI</text:h>
      <text:p text:style-name="Text_20_body">Катерина Ивановна <text:span text:style-name="T3">(одна перед зеркалом)</text:span>. Какая манерная эта Машенька! из чего она нос подымает? Вот важность, что живет в Петербурге. А разве я ее хуже? Ну, чем?.. Просто ничем, просто ничем не хуже. <text:span text:style-name="T3">(Поет перед зеркалом.)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2">Мне самой семнадцать лет,<text:line-break/>И спросить любого,<text:line-break/>В Петербурге лучше нет<text:line-break/>Кати из Тамбова!<text:line-break/>Против барышень других<text:line-break/>Я ничуть не хуже:<text:line-break/>Станом я не меньше их,<text:line-break/>В талии поуже,<text:line-break/>Густы волосы в косе,<text:line-break/>И к тому ж я с детства<text:line-break/>Изучила тайны все<text:line-break/>Женского кокетства;<text:line-break/>Знаю, шалости любя,<text:line-break/>Сердцем как лукавить,<text:line-break/>Как наверное себя<text:line-break/>Полюбить заставить;<text:line-break/>А глаза мои и взгляд<text:line-break/>Вечно куролесят:<text:line-break/>То улыбкой подарят,<text:line-break/>То насмешкой взбесят.<text:line-break/>Мне самой семнадцать лет,<text:line-break/>И спросить любого,<text:line-break/>В Петербурге лучше нет<text:line-break/>Кати из Тамбова!</text:p>
          </table:table-cell>
        </table:table-row>
      </table:table>
      <text:h text:style-name="Heading_20_2" text:outline-level="2"><text:bookmark text:name=".D0.AF.D0.B2.D0.BB.D0.B5.D0.BD.D0.B8.D0.B5_XII"/><text:bookmark text:name="Явление_XII"/>Явление XII</text:h>
      <text:p text:style-name="Text_20_body">Катерина Ивановна и Александр с букетом и коробками.</text:p>
      <text:p text:style-name="Text_20_body"><text:soft-page-break/>Александр. Вот и букетец… Насилу достал… Вот еще… <text:span text:style-name="T3">(Роняет всё.)</text:span> Боже ты мой! кого я вижу? Катерина Ивановна!</text:p>
      <text:p text:style-name="Text_20_body">Катерина Ивановна. Александр Васильич!.. Ах!.. <text:span text:style-name="T3">(Падает в обмороке на стул.)</text:span></text:p>
      <text:p text:style-name="Text_20_body">Александр. С ней дурно… с ней дурно!.. я испугал… это для меня… Помогите!.. помогите!..</text:p>
      <text:p text:style-name="Text_20_body">Катерина Ивановна. Да не кричите же.</text:p>
      <text:p text:style-name="Text_20_body">Александр. Очнулась… очнулась… Катерина Ивановна!..</text:p>
      <text:p text:style-name="Text_20_body">Катерина Ивановна опять падает в обморок.</text:p>
      <text:p text:style-name="Text_20_body">Фу! опять припадок; да она этак задохнется в корсете… Нет ли ножниц, разрезать снуровку… А, вот кстати… <text:span text:style-name="T3">(Берет поспешно с туалетного столика ножницы.)</text:span></text:p>
      <text:p text:style-name="Text_20_body">Катерина Ивановна <text:span text:style-name="T3">(вскакивая)</text:span>. Не подходите! не трогайте! Что вам надо? зачем вы здесь?.. Мало вам, что вы обманули меня, что после всех ваших обещаний, уверений вы бросили меня, сироту? Ступайте, не показывайтесь мне на глаза.</text:p>
      <text:p text:style-name="Text_20_body">Александр. Вот те на!.. Как, я еще виноват?</text:p>
      <text:p text:style-name="Text_20_body">Катерина Ивановна. Он спрашивает… виноват ли он… Да вы изверг, а не человек!.. вы дон-Жуан, бессовестный!</text:p>
      <text:p text:style-name="Text_20_body">Александр. Это что такое, дон-Жуан?</text:p>
      <text:p text:style-name="Text_20_body">Катерина Ивановна. Не ваше дело!.. Отвечайте… объясните ваш поступок. Я, право, не знаю, как говорю еще с вами. Ну, скажите, пожалуйста… вы живете у нас в деревне… вы притворяетесь влюбленным, вы ищете руки моей, и когда я, как неопытная, беззащитная девушка, начала чувствовать к вам склонность…</text:p>
      <text:p text:style-name="Text_20_body">Александр. Пожалуйста, не глядите на меня так.</text:p>
      <text:p text:style-name="Text_20_body">Катерина Ивановна. Когда я согласилась на предложение ваше, вверяю вам участь свою, вы вдруг уезжаете, не говоря ни слова, не простившись, не напившись даже чаю… как вор точно… <text:span text:style-name="T3">(Плача.)</text:span> Ах я, несчастная! что ж я такое сделала?</text:p>
      <text:p text:style-name="Text_20_body">Александр. Нет-с, позвольте-с… нет-с позвольте… поглядите-ка на меня…</text:p>
      <text:p text:style-name="Text_20_body">Катерина Ивановна. Извольте…</text:p>
      <text:p text:style-name="Text_20_body">Александр <text:span text:style-name="T3">(в сторону)</text:span>. Фу ты, пропасть… опять похорошела… <text:span text:style-name="T3">(Ей.)</text:span> Что, бишь, я хотел спросить?.. Да, позвольте вас спросить, что вы из меня хотели сделать?</text:p>
      <text:p text:style-name="Text_20_body">Катерина Ивановна. Как что… я думала, что вы будете моим мужем. Ну, хорошо ли?.. ну, скажите, после этого на кого вы похожи?</text:p>
      <text:p text:style-name="Text_20_body">Александр. Я похож на матушку… да не в том дело, каким мужем хотели вы меня сделать?</text:p>
      <text:p text:style-name="Text_20_body">Катерина Ивановна. Каким мужем?.. обыкновенным.</text:p>
      <text:p text:style-name="Text_20_body">Александр. Да каким обыкновенным?</text:p>
      <table:table table:name="Таблица11" table:style-name="Таблица11">
        <table:table-column table:style-name="Таблица11.A"/>
        <text:soft-page-break/>
        <table:table-row>
          <table:table-cell table:style-name="Таблица11.A1" office:value-type="string">
            <text:p text:style-name="P2">Хотелось очень мне узнать бы,<text:line-break/>В какие именно мужья,<text:line-break/>Спустя недельку после свадьбы,<text:line-break/>Попал бы, грешный, с вами я?<text:line-break/>Всё пополам у жен с мужьями,<text:line-break/>Чем их Господь благословит,<text:line-break/>Но как бы муж, скажите сами,<text:line-break/>Гусара с вами разделит?</text:p>
          </table:table-cell>
        </table:table-row>
      </table:table>
      <text:p text:style-name="Text_20_body">Катерина Ивановна. Какого гусара?</text:p>
      <text:p text:style-name="Text_20_body">Александр. Что? не знаете, какого гусара? А вот того гусара-ремонтера, который гостил у вас в деревне!</text:p>
      <text:p text:style-name="Text_20_body">Катерина Ивановна. Да он мне братец.</text:p>
      <text:p text:style-name="Text_20_body">Александр. Какой братец?</text:p>
      <text:p text:style-name="Text_20_body">Катерина Ивановна. Троюродный.</text:p>
      <text:p text:style-name="Text_20_body">Александр. Знаю я этих братцев!.. Спасибо за этакое братство, слуга покорный!</text:p>
      <text:p text:style-name="Text_20_body">Катерина Ивановна. Вы забываете…</text:p>
      <text:p text:style-name="Text_20_body">Александр. Нет, я, напротив, очень помню… Вы не притворяйтесь — я всё знаю.</text:p>
      <text:p text:style-name="Text_20_body">Катерина Ивановна. Что вы знаете?</text:p>
      <text:p text:style-name="Text_20_body">Александр. Я знаю, что он вам письма писал.</text:p>
      <text:p text:style-name="Text_20_body">Катерина Ивановна. Неправда!</text:p>
      <text:p text:style-name="Text_20_body">Александр. Вот прекрасно!.. я сам читал, и что за письма такие… «Ангел мой, Катенька!..» Ангел мой… где они учатся, гусары, этакие письма писать?</text:p>
      <text:p text:style-name="Text_20_body">Катерина Ивановна. Так вы за это рассердились?</text:p>
      <text:p text:style-name="Text_20_body">Александр. Мало, что ли?.. чего бы вы еще хотели!..</text:p>
      <text:p text:style-name="Text_20_body">Катенька смеется.</text:p>
      <text:p text:style-name="Text_20_body">Ну, чему вы смеетесь?</text:p>
      <text:p text:style-name="Text_20_body">Катерина Ивановна. Помилуйте, вы такой смешной!</text:p>
      <text:p text:style-name="Text_20_body">Александр. Кто, я смешной? Нет, я не смешной; я обижен… Можете вы объяснить, зачем вы получали гусарские письма?</text:p>
      <text:p text:style-name="Text_20_body">Катерина Ивановна. Нет ничего легче.</text:p>
      <text:p text:style-name="Text_20_body">Александр. Ну, попробуйте-ка, объясните-ка!</text:p>
      <text:p text:style-name="Text_20_body">Катерина Ивановна. Не хочу.</text:p>
      <text:p text:style-name="Text_20_body">Александр. Катерина Ивановна, пожалуйста, объясните.</text:p>
      <text:p text:style-name="Text_20_body"><text:soft-page-break/>Катерина Ивановна. Вы не стоите того.</text:p>
      <text:p text:style-name="Text_20_body">Александр. Катерина Ивановна! умоляю вас, объясните… не будьте жестоки.</text:p>
      <text:p text:style-name="Text_20_body">Катерина Ивановна. Ну, так слушайте; помните вы Катеньку Рыбникову?</text:p>
      <text:p text:style-name="Text_20_body">Александр. Что у вас гостила? Помилуйте, да она Авдотья.</text:p>
      <text:p text:style-name="Text_20_body">Катерина Ивановна. Это старшая сестра, а та другая; эти письма к ней, я их только предавала…. Он даже хотел на ней жениться.</text:p>
      <text:p text:style-name="Text_20_body">Александр. Как, в самом деле? Ах, Катерина Ивановна!.. Дурак я, злодей, нечестивец, клеветник! Терзайте меня, бейте меня. Без вины виноват! И зачем мне эти гусары лезли в голову? Простите меня, Катерина Ивановна!</text:p>
      <text:p text:style-name="Text_20_body">Катерина Ивановна. Нет, поздно теперь.</text:p>
      <text:p text:style-name="Text_20_body">Александр. Катерина Ивановна, так вы невинны?</text:p>
      <text:p text:style-name="Text_20_body">Катерина Ивановна. Ну, конечно! а впрочем, как вам угодно.</text:p>
      <text:p text:style-name="Text_20_body">Александр <text:span text:style-name="T3">(бросаясь на колени)</text:span>. Катерина Ивановна, будьте великодушны, не заставьте умереть с горя.</text:p>
      <text:p text:style-name="Text_20_body">Катерина Ивановна <text:span text:style-name="T3">(плача)</text:span>. Нет! я бедная девушка, я люблю гусаров… меня каждый оскорбить может… мне суждено вечно быть несчастной — вечно любить да страдать в одиночестве.</text:p>
      <text:p text:style-name="Text_20_body">Александр <text:span text:style-name="T3">(на коленях)</text:span>. Катерина Ивановна, простите меня.</text:p>
      <text:p text:style-name="Text_20_body">Катерина Ивановна. Вы не будете больше ревновать?</text:p>
      <text:p text:style-name="Text_20_body">Александр. Никогда, Катерина Ивановна… только…</text:p>
      <text:h text:style-name="Heading_20_2" text:outline-level="2"><text:bookmark text:name=".D0.AF.D0.B2.D0.BB.D0.B5.D0.BD.D0.B8.D0.B5_XIII"/><text:bookmark text:name="Явление_XIII"/>Явление XIII</text:h>
      <text:p text:style-name="Text_20_body">Александр и Золотников.</text:p>
      <text:p text:style-name="Text_20_body">Золотников <text:span text:style-name="T3">(в дверях)</text:span>. Ба! это новость какая!</text:p>
      <text:p text:style-name="Text_20_body">Катенька убегает.</text:p>
      <text:p text:style-name="Text_20_body">Александр. Батюшка, это она, Катерина Ивановна, Катя тамбовская! Я изверг рода человеческого — гусар писал письма к Рыбниковой, хотел жениться на Рыбниковой, а она, моя Катенька, любила да страдала меня…</text:p>
      <text:p text:style-name="Text_20_body">Золотников. Да говори хоть по-русски.</text:p>
      <text:p text:style-name="Text_20_body">Александр. Она страдала, батюшка, да любила за меня.</text:p>
      <text:p text:style-name="Text_20_body">Золотников. Да ты, брат, из ума выживаешь!</text:p>
      <text:p text:style-name="Text_20_body">Александр. Батюшка, обними меня.</text:p>
      <text:p text:style-name="Text_20_body"><text:soft-page-break/>Золотников. Отвяжись, болван; всего измял!</text:p>
      <text:p text:style-name="Text_20_body">Александр. Нет, я должен, я хочу, я решился загладить свое преступление… я обязан перед Катенькой; я не могу иначе: я женюсь на Катеньке, на моей Катеньке.</text:p>
      <text:p text:style-name="Text_20_body">Золотников. Да женись на ком хочешь; ты мне надоел, наконец. Я даю тебе четверть часа одуматься, а уж там велю освидетельствовать в губернском правлении да посажу в сумасшедший дом. Терпенья никакого не станет! Слышишь ли, чтоб через четверть часа был ответ!</text:p>
      <text:p text:style-name="Text_20_body">Александр. Батюшка! обними только.</text:p>
      <text:p text:style-name="Text_20_body">Золотников. Отвяжись ты, осел, от меня! <text:span text:style-name="T3">(Уходит.)</text:span></text:p>
      <text:h text:style-name="Heading_20_2" text:outline-level="2"><text:bookmark text:name=".D0.AF.D0.B2.D0.BB.D0.B5.D0.BD.D0.B8.D0.B5_XIV"/><text:bookmark text:name="Явление_XIV"/>Явление XIV</text:h>
      <text:p text:style-name="Text_20_body">Александр <text:span text:style-name="T3">(один, ходя по комнате)</text:span>. Нет! вот положение… вот положение… Я женюсь на Катерине Ивановне… это решено; это моя священная обязанность… Но я просил руки Марьи Петровны; я взволновал ее воображение… и что за девушка Марья Петровна! прелесть, идеал: рассудка гибель. Очень и на ней хотелось бы жениться! Да вот Настенька, племянница, и на ней бы недурно было жениться… Вот положение! На трех жениться не позволят, а на одной мало! Вот оно — нежное сердце! вот оно до чего доводит!.. А тут батюшка с ножом пристал; ему легко было, ведь он женился на матушке, а мне-то каково!.. Убит, просто убит! Катенька, Настенька, Машенька; Настенька, Машенька, Катенька!.. Что мне делать? погибаю во цвете лет!.. <text:span text:style-name="T3">(Падает в кресла с большой спинкой, так что его действующим лицам не видно.)</text:span></text:p>
      <text:h text:style-name="Heading_20_2" text:outline-level="2"><text:bookmark text:name=".D0.AF.D0.B2.D0.BB.D0.B5.D0.BD.D0.B8.D0.B5_XV"/><text:bookmark text:name="Явление_XV"/>Явление XV</text:h>
      <text:p text:style-name="Text_20_body">Те же, Дарья Семеновна и Кубыркина.</text:p>
      <text:p text:style-name="Text_20_body">Дарья Семеновна. Я не могу наглядеться на вашу Катеньку, Аграфена Григорьевна: в полном смысле красавица!</text:p>
      <text:p text:style-name="Text_20_body">Кубыркина. Много милости, Дарья Семеновна. Что вам на чужих глядеть! На свою Машеньку, я чаю, не успеете налюбоваться. Давеча мы говорили об ней с генеральшей Ахлебовой. Вот уж девушка! можно сказать, что девушка.</text:p>
      <text:p text:style-name="Text_20_body">Дарья Семеновна. Всё при себе держала, а вы дома свою воспитывали?</text:p>
      <text:p text:style-name="Text_20_body">Кубыркина. Дома, Дарья Семеновна.</text:p>
      <text:p text:style-name="Text_20_body">Дарья Семеновна. Скажите, пожалуйста, какие приемы — точно в большом свете век жила… и скромность какая, как себя держит!</text:p>
      <text:p text:style-name="Text_20_body">Кубыркина. Я уж тем, Дарья Семеновна, довольна, что она с вашей Машенькой сблизилась. Поверите ль, вот месяц, как мы приехали, а я уж нахожу, что Катя много выиграла. Да у кого и перенимать, как не у вашей Машеньки? вот примерная девица, и бель-ом какая!</text:p>
      <text:p text:style-name="Text_20_body"><text:soft-page-break/>Дарья Семеновна. Бель-фам, хотите вы сказать.</text:p>
      <text:p text:style-name="Text_20_body">Кубыркина. Да, матушка, всё равно… ну, уж нечего сказать, загляденье ваша Маша.</text:p>
      <text:p text:style-name="Text_20_body">Дарья Семеновна. А на Катеньку вашу, вы думаете, не весело глядеть?</text:p>
      <text:p text:style-name="Text_20_body">Кубыркина. Что за манеры!</text:p>
      <text:p text:style-name="Text_20_body">Дарья Семеновна. Какой бон-тон!</text:p>
      <text:p text:style-name="Text_20_body">Кубыркина. Какая приятность!</text:p>
      <text:p text:style-name="Text_20_body">Дарья Семеновна. Какая ласка в разговоре!</text:p>
      <text:p text:style-name="Text_20_body">Кубыркина. Нельзя не поздравить.</text:p>
      <text:p text:style-name="Text_20_body">Дарья Семеновна. Со стороны порадуешься.</text:p>
      <text:p text:style-name="Text_20_body">Кубыркина. Я удивляюсь, как она еще не замужем! Женихов-то, я думаю, и перечесть нельзя!</text:p>
      <text:p text:style-name="Text_20_body">Дарья Семеновна. Да, есть-таки — четырнадцать генералов сваталось.</text:p>
      <text:p text:style-name="Text_20_body">Кубыркина <text:span text:style-name="T3">(в сторону)</text:span>. Врет… просто врет!</text:p>
      <text:p text:style-name="Text_20_body">Дарья Семеновна. Были и полковники, и капитаны; князь был один. Только я Машеньку не неволю, пущай сама выбирает. Ведь ей жить вместе придется, а не мне. Однако ж вам, как доброй приятельнице, я могу сказать секрет: я сегодня Машеньку свою сговорила.</text:p>
      <text:p text:style-name="Text_20_body">Кубыркина. Неужто? Вот вышел счастливый день, а я Катеньку сговорила сегодня.</text:p>
      <text:p text:style-name="Text_20_body">Дарья Семеновна. Дочь моя выходит за богача; да не в том дело — человек хороший. Вы, может быть, слыхали про Золотникова, Александра?</text:p>
      <text:p text:style-name="Text_20_body">Кубыркина. Что? Вот пустяки!.. Моя дочь выходит за Золотникова; они обручены давно… а нынче снова порешили.</text:p>
      <text:p text:style-name="Text_20_body">Дарья Семеновна. Нет-с, извините… он сейчас же просил руки Машеньки.</text:p>
      <text:p text:style-name="Text_20_body">Кубыркина. Нет-с, не Машеньки, а Катеньки.</text:p>
      <text:p text:style-name="Text_20_body">Дарья Семеновна. Машеньки, говорят вам!</text:p>
      <text:p text:style-name="Text_20_body">Кубыркина. Нет-с, Катеньки… Ваша Машенька, конечно, милая девушка, однако ж где ей сравниться с моей Катенькой! Оно хоть и не очень заметно, однако всем известно, что она немножко ведь кривобока.</text:p>
      <text:p text:style-name="Text_20_body">Дарья Семеновна. Как? Машенька моя кривобока!.. У вас глаза разве кривобоки… Я ей прикажу раздеться перед вами. Кривобокая! вот прекрасно! не с того ли вы это взяли, что у вас-то дочь вся на вате?</text:p>
      <text:p text:style-name="Text_20_body">Кубыркина. Что? дочь моя на вате? у меня салоп на вате, а не дочь; дочь моя не салоп. Дочь моя как родилась, так и есть, а платье она носит только для приличия. Ей обманывать некого.</text:p>
      <text:p text:style-name="Text_20_body">Дарья Семеновна. Да и не обманывает; Золотников даром что недальнего ума, однако ж и не такой же пошлый дурак, чтоб жениться на вашей дочери.</text:p>
      <text:p text:style-name="Text_20_body"><text:soft-page-break/>Кубыркина. А почему так?</text:p>
      <text:p text:style-name="Text_20_body">Дарья Семеновна. А потому, что всем известно, что дочь ваша бегала за гусарским офицером, который посмеялся над ней да и бросил; а тут же бедную сироту оклеветали, которая ни душой, ни телом не виновата. Благородный поступок!.. Гусар сам рассказывает.</text:p>
      <text:p text:style-name="Text_20_body">Кубыркина. Вы смеете говорить это мне… вы! А разве, вы думаете, не известно всем, что ваша кривобокая влюблена в итальянского певца? Срам, говорят, смотреть на нее, как в опере сидит… все смеются!</text:p>
      <text:p text:style-name="Text_20_body">Дарья Семеновна. Да вы, кажется, забываетесь? Я вас к себе впускать не велю.</text:p>
      <text:p text:style-name="Text_20_body">Кубыркина. Я и сама не поеду; и без вас найдем, слава Богу, знакомство: генеральша Ахлебова и получше вас, да находит со мной удовольствие.</text:p>
      <text:p text:style-name="Text_20_body">Дарья Семеновна. И не удерживаю, матушка, не удерживаю!</text:p>
      <text:p text:style-name="Text_20_body">Кубыркина. Прощайте, матушка, пойду за Катенькой… нога моя у вас не будет!</text:p>
      <text:p text:style-name="Text_20_body">Дарья Семеновна. Скатертью дорога…</text:p>
      <text:p text:style-name="Text_20_body">Кубыркина. А дочка ваша за нашего жениха не выйдет!.. не выйдет!</text:p>
      <text:p text:style-name="Text_20_body">Дарья Семеновна. Ваша просидит в девках!</text:p>
      <text:p text:style-name="Text_20_body">Вместе.</text:p>
      <text:p text:style-name="Text_20_body">Дарья Семеновна. Да я вам, да я вас… да это неслыханная грубость!.. Да вы со мною так не разделаетесь. Прощайте, век бы с вами не видеться.</text:p>
      <text:p text:style-name="Text_20_body">Кубыркина. Я с собой шутить не позволю; у меня дядя сенатор, я найду себе защиту! Уйти поскорей, чтоб хуже не было!</text:p>
      <text:p text:style-name="Text_20_body">Уходят.</text:p>
      <text:h text:style-name="Heading_20_2" text:outline-level="2"><text:bookmark text:name=".D0.AF.D0.B2.D0.BB.D0.B5.D0.BD.D0.B8.D0.B5_XVI"/><text:bookmark text:name="Явление_XVI"/>Явление XVI</text:h>
      <text:p text:style-name="Text_20_body">Александр один, потом Настасья Павловна.</text:p>
      <text:p text:style-name="Text_20_body">Александр <text:span text:style-name="T3">(из-за кресел)</text:span>. Вот она! вот она! вот она, штука-то какая! Одна кривобока, другая на вате. Одна любит гусаров, другая итальянца… а обо мне говорят, что я дурак! <text:span text:style-name="T3">(Выбежав из-за кресла.)</text:span> Так нет же, не дурак! я не позволю себя дурачить… Я сделаю по-своему!.. я выберу третью, то есть первую, не ту и не другую, а третью, то есть первую!.. Вот она, штука-то, вот она, вот она! <text:span text:style-name="T3">(Увидя Настасью Павловну.)</text:span> Да вот и она! Погодите, сударыня, позвольте сказать вам два слова.</text:p>
      <text:p text:style-name="Text_20_body">Настасья Павловна. Мне?</text:p>
      <text:p text:style-name="Text_20_body">Александр. Вам… вы на меня сердитесь?</text:p>
      <text:p text:style-name="Text_20_body">Настасья Павловна. За что?</text:p>
      <text:p text:style-name="Text_20_body">Александр. Ну-ну, признайтесь, что сердитесь!</text:p>
      <text:p text:style-name="Text_20_body"><text:soft-page-break/>Настасья Павловна. Нисколько.</text:p>
      <text:p text:style-name="Text_20_body">Александр. Как же! я показал вам с первого раза столько внимания, а потом занялся совершенно посторонними предметами.</text:p>
      <text:p text:style-name="Text_20_body">Настасья Павловна. Так что ж!</text:p>
      <text:p text:style-name="Text_20_body">Александр. Позвольте сперва спросить, у вас нет родственников гусаров?</text:p>
      <text:p text:style-name="Text_20_body">Настасья Павловна. Нет.</text:p>
      <text:p text:style-name="Text_20_body">Александр. Вы не поете итальянских арий?</text:p>
      <text:p text:style-name="Text_20_body">Настасья Павловна. У меня нет голоса.</text:p>
      <text:p text:style-name="Text_20_body">Александр. Какая вы бесценная девушка! Настасья… как по батюшке?</text:p>
      <text:p text:style-name="Text_20_body">Настасья Павловна. Павловна.</text:p>
      <text:p text:style-name="Text_20_body">Александр. Настенька! я вам торжественно предлагаю руку свою.</text:p>
      <text:p text:style-name="Text_20_body">Настасья Павловна. Ах, Боже мой! вы, конечно, нездоровы! не послать ли за доктором?</text:p>
      <text:p text:style-name="Text_20_body">Александр. Вы будете моим доктором.</text:p>
      <text:p text:style-name="Text_20_body">Настасья Павловна. Извините, мне некогда… <text:span text:style-name="T3">(Хочет идти.)</text:span></text:p>
      <text:p text:style-name="Text_20_body">Александр <text:span text:style-name="T3">(удерживая)</text:span>. Нет, решите сперва участь жизни моей. Не конфузьтесь только; скажите, будет ли вам приятно, чтоб я женился на вас?</text:p>
      <text:p text:style-name="Text_20_body">Настасья Павловна. Я удивляюсь, как вы смеете так говорить со мной. Я бедная девушка, но я не позволю дерзких шуток.</text:p>
      <text:p text:style-name="Text_20_body">Александр. Да, помилуйте, я не шучу; я имею положительное намерение жениться на вас.</text:p>
      <text:p text:style-name="Text_20_body">Настасья Павловна. Да кто вам сказал, чтоб я разделяла это намерение! С чего вы взяли, чтоб я вышла замуж за первого встречного? Я знаю, в Петербурге богатые женихи не опасаются отказа, но для меня в жизни есть еще многое, кроме денег. Там, в гостиной, говорили сейчас, что у вас два мильона, и, признаюсь, по этому случаю я столько наслышалась, что мне стало гадко. Впрочем, вам жениться нетрудно, скажите только слово… и невесты сбегутся со всех сторон, а мне нужен не бумажник, а человек, которого я бы могла любить и уважать. Прощайте!</text:p>
      <text:p text:style-name="Text_20_body">Александр. Настасья Павловна! выслушайте меня.</text:p>
      <text:p text:style-name="Text_20_body">Настасья Павловна. Зачем? Вы ошиблись во мне: я не похожа на других… Где вам понять гордость бедной девушки, которая, за неимением других сокровищ, хранит свое душевное богатство? Она не променяет души своей на роскошь, ей не нужную; она может сжалиться и осчастливить, потому что она высоко себя ценит, но никогда не продаст себя.</text:p>
      <text:p text:style-name="Text_20_body">Александр. Так вы мне отказываете, Настасья Павловна?</text:p>
      <text:p text:style-name="Text_20_body">Настасья Павловна. Решительно.</text:p>
      <text:p text:style-name="Text_20_body"><text:soft-page-break/>Александр. И надежды не оставляете?</text:p>
      <text:p text:style-name="Text_20_body">Настасья Павловна. Ни малейшей.</text:p>
      <text:p text:style-name="Text_20_body">Александр. Послушайте, Настасья Павловна, я глуп, смешон, дерзок, неуч — всё, что вам угодно; только, право, человек я не дурной. У меня нежное сердце; ну, виноват ли я; ну, поверите ль — всё думаю, как бы привязаться, полюбить хорошенько, да затем и баста! Душа-то, душа-то так и шепчет: «привяжись, болван, привяжись»; ну, а тут, как нарочно, судьба так и дразнит. То гусар подвернется, то итальянец какой-нибудь, а я в дураках с деньгами! Ну, черт ли мне в этих деньгах… скажите сами… Все хотят моих денег, а меня-то, меня-то самого никто не хочет!</text:p>
      <text:p text:style-name="Text_20_body">Настасья Павловна <text:span text:style-name="T3">(в сторону)</text:span>. Он, в самом деле, жалок. <text:span text:style-name="T3">(Вслух.)</text:span> Поищите, не торопитесь — найдете, может быть.</text:p>
      <text:p text:style-name="Text_20_body">Александр. Да я хочу вас, Настасья Павловна; вы открываете мне глаза. Я чувствую себя новым человеком; сжальтесь над моим богатым положением.</text:p>
      <text:p text:style-name="Text_20_body">Настасья Павловна. Я вам сказала свой решительный ответ. Будьте уверены, что я говорила с вами по убеждению, а не из пустого кокетства. Не сердитесь на меня; этот урок может быть вам полезен; когда вы будете слишком забываться с некоторыми женщинами, вы вспомните невольно, что есть такие, которые не только заслуживают, но даже требуют уважения. <text:span text:style-name="T3">(Холодно приседает и уходит.)</text:span></text:p>
      <text:h text:style-name="Heading_20_2" text:outline-level="2"><text:bookmark text:name=".D0.AF.D0.B2.D0.BB.D0.B5.D0.BD.D0.B8.D0.B5_XVII"/><text:bookmark text:name="Явление_XVII"/>Явление XVII</text:h>
      <text:section text:style-name="Sect1" text:name="Раздел2">
        <text:p text:style-name="Text_20_body"><text:bookmark text:name="content"/></text:p>
        <text:section text:style-name="Sect1" text:name="Раздел3">
          <text:p text:style-name="Text_20_body"><text:bookmark text:name="bodyContent"/></text:p>
          <text:section text:style-name="Sect2" text:name="mw-content-text">
            <text:p text:style-name="P4">Александр, потом все действующие.</text:p>
            <text:p text:style-name="P4">Александр. Фу ты, пропасть! Час от часу не легче. Давеча было три невесты, а теперь ни одной!</text:p>
            <text:p text:style-name="P4">Золотников <text:span text:style-name="T3">(в дверях)</text:span>. Ну, что, решился?</text:p>
            <text:p text:style-name="P4">Александр. Погодите, погодите…</text:p>
            <text:p text:style-name="P4">Золотников. С кем поздравить?</text:p>
            <text:p text:style-name="P4">Александр. Да ни с кем; отказала!</text:p>
            <text:p text:style-name="P4">Золотников. Кто, Катенька?</text:p>
            <text:p text:style-name="P4">Александр. Нет.</text:p>
            <text:p text:style-name="P4">Золотников. Машенька?</text:p>
            <text:p text:style-name="P4">Александр. Да нет!</text:p>
            <text:p text:style-name="P4">Золотников. Так кто же?</text:p>
            <text:p text:style-name="P4"><text:soft-page-break/>Марья Петровна <text:span text:style-name="T3">(входит)</text:span>. Александр Васильич, что это значит? Правда ли, что вы делали предложение Катеньке?.. Вы оскорбить меня хотите? Только это так не обойдется… у меня есть брат на Кавказе… Вы с ним не разделаетесь. Слышите ли?</text:p>
            <text:p text:style-name="P4">Александр. Я, право, не понимаю, что вам угодно.</text:p>
            <text:p text:style-name="P4">Золотников. Вот она каковская!</text:p>
            <text:p text:style-name="P4">Кубыркина <text:span text:style-name="T3">(входит)</text:span>. Она уже здесь, а я-то на что? Выпровожу, не оставлю вдвоем. Марья Петровна, а я у вас в комнате платочек оставила. Позвольте получить.</text:p>
            <text:p text:style-name="P4">Марья Петровна <text:span text:style-name="T3">(в сторону)</text:span>. Какая несносная! вот вовремя пришла! Сейчас принесу-с.</text:p>
            <text:p text:style-name="P4">Кубыркина. Извините за беспокойство! <text:span text:style-name="T3">(Уходит.)</text:span></text:p>
            <text:p text:style-name="P4">Катерина Ивановна <text:span text:style-name="T3">(входит)</text:span>. Александр Васильич, что я узнала? вы опять хотите обмануть меня: на Машеньке сватаетесь. Это уж слишком… это вам не пройдет даром — мой троюродный брат вступится за меня, будет биться с вами на пистолетах, убьет, непременно убьет!</text:p>
            <text:p text:style-name="P4">Золотников. Хороша и эта.</text:p>
            <text:p text:style-name="P4">Дарья Семеновна <text:span text:style-name="T3">(входит)</text:span>. Так и есть, она уж подцепила молодца; а я-то на что? Катерина Ивановна, вас маменька зовет.</text:p>
            <text:p text:style-name="P4">Катерина Ивановна <text:span text:style-name="T3">(в сторону)</text:span>. Вот впору пришла, чтоб ее… <text:span text:style-name="T3">(Вслух.)</text:span> Где ж она?..</text:p>
            <text:p text:style-name="P4">Дарья Семеновна. Сюда, кажется, пошла; я вас провожу. <text:span text:style-name="T3">(В сторону.)</text:span> А уж вдвоем не оставлю.</text:p>
            <text:p text:style-name="P4">Уходят.</text:p>
            <text:p text:style-name="P4">Александр. Слышишь, батюшка, что за история.</text:p>
            <text:p text:style-name="P4">Золотников. Молчи!</text:p>
            <text:p text:style-name="P4">Настасья Павловна <text:span text:style-name="T3">(проходя через сцену)</text:span>. Ах, я думала, что вы уехали!</text:p>
            <text:p text:style-name="P4">Александр. Нет, я иду… я еду… Настасья Павловна, я в отчаянии.</text:p>
            <text:p text:style-name="P4">Кубыркина, Катенька, Машенька, Дарья Семеновна выбегают из разных дверей и кидаются на Александра, скороговоркой и почти вместе.</text:p>
            <text:p text:style-name="P4">Дарья Семеновна. Нет, это так оставаться не может!</text:p>
            <text:p text:style-name="P4">Кубыркина. Это должно объясниться!</text:p>
            <text:p text:style-name="P4">Марья Петровна. Да-с, извольте сказать правду!</text:p>
            <text:p text:style-name="P4">Катерина Ивановна. Довольно я страдала от вас!</text:p>
            <text:p text:style-name="P4">Дарья Семеновна. Вы сватались на моей Машеньке?</text:p>
            <text:p text:style-name="P4">Кубыркина. Вы сватались на моей Катеньке?</text:p>
            <text:p text:style-name="P4">Вместе.</text:p>
            <text:p text:style-name="P4"><text:soft-page-break/>Дарья Семеновна. Я не дам оскорбить моей дочери.</text:p>
            <text:p text:style-name="P4">Кубыркина. А я буду жаловаться; у меня дядя сенатор!</text:p>
            <text:p text:style-name="P4">Катерина Ивановна. Да что ж вы глаза вытаращили?</text:p>
            <text:p text:style-name="P4">Марья Петровна. Что вы стоите как вкопанный? говорите же, объясните!</text:p>
            <text:p text:style-name="P4">Золотников <text:span text:style-name="T3">(выбегая на авансцену)</text:span>. Саша! Саша! Здесь ты? Саша, пропали мы с тобой! Погиб! беда случилась! дурно мне!</text:p>
            <text:p text:style-name="P4">Александр <text:span text:style-name="T3">(с испугом)</text:span>. Батюшка! Что это с тобой сделалось?</text:p>
            <text:p text:style-name="P4">Золотников. Лопнул! лопнул!</text:p>
            <text:p text:style-name="P4">Александр. Кто лопнул?</text:p>
            <text:p text:style-name="P4">Золотников. Тамбов.</text:p>
            <text:p text:style-name="P4">Все. Тамбов!</text:p>
            <text:p text:style-name="P4">Александр. Что, землетрясенье?</text:p>
            <text:p text:style-name="P4">Золотников. То есть не Тамбов, а откуп тамбовский; залоги все пропали — ведь на два мильона было… всё мое состояние!.. Вот письмо получил. Деревенька одна осталась, и ту с молотка… Саша!.. у нас ничего нет больше.</text:p>
            <text:p text:style-name="P4">Александр. Ну, слава Богу! а я так перепугался: думал, что с тобой холера сделалась! Ну и к чему так кричать? Денег у тебя не будет, а я-то на что, я-то на что?</text:p>
            <text:p text:style-name="P4">Настасья Павловна <text:span text:style-name="T3">(прислушиваясь)</text:span>. Да он благородный человек!</text:p>
            <text:p text:style-name="P4">Марья Петровна. Ах, бедная Катерина Ивановна!</text:p>
            <text:p text:style-name="P4">Катерина Ивановна. Ах, несчастная Марья Петровна!</text:p>
            <text:p text:style-name="P4">Кубыркина. Жалко мне вас, Василий Петрович; вот, можно сказать… неприятный контреданс.</text:p>
            <text:p text:style-name="P4">Катерина Ивановна. Contre temps, маменька.</text:p>
            <text:p text:style-name="P4">Кубыркина. Всё равно; вам осталось смириться перед Промыслом… Сын ваш молод; теперь он остепенится, как женится на Марье Петровне.</text:p>
            <text:p text:style-name="P4">Дарья Семеновна. Нет, сын ваш сватался на Катерине Ивановне; я у нее женихов не отбиваю — пускай живет счастливо.</text:p>
            <text:p text:style-name="P4">Золотников. Да позвольте спросить: кто же выходит за Сашу?</text:p>
            <text:p text:style-name="P4">Марья Петровна. Уж, конечно, не я.</text:p>
            <text:p text:style-name="P4">Катерина Ивановна. Да и не я!</text:p>
            <text:p text:style-name="P4">Золотников <text:span text:style-name="T3">(Настасье Павловне)</text:span>. Так не вы ли?</text:p>
            <text:p text:style-name="P4"><text:soft-page-break/>Александр. Нет, батюшка; она мне и богатому-то отказала! Пойдем отсюда; пора за ум взяться: от денег-то у меня и голова кругом пошла; такая забилась дурь в голову. Теперь надо самому быть человеком. Что ж ты думаешь, чурбан я, стул, скотина какая-нибудь, не чувствую, чем я тебе обязан? Ты поработал на своем веку для меня, слава Богу; теперь моя очередь. Обеспечу тебя, прокормлю тебя, пойду во что угодно, в магазин, в поденщики, в сапожники, в мастеровые, в батраки, в журналисты, в литераторы! <text:span text:style-name="T3">(Публике.)</text:span> Господа, есть ли у кого местечко? Без протекции, вы сами знаете, ведь трудно. Не откажите; оправдаю, право, оправдаю; честен, добр, предан, останетесь довольны! Ну, пойдем, батюшка, будем сами собой, а не придачей к своим деньгам. Урок этот стоит всего твоего богатства.</text:p>
            <text:p text:style-name="P4">Золотников. Ну, пойдем.</text:p>
            <text:p text:style-name="P4">Настасья Павловна. Погодите, Александр Васильич, я пред вами виновата.</text:p>
            <text:p text:style-name="P4">Александр. Вы?</text:p>
            <text:p text:style-name="P4">Настасья Павловна. Я оскорбила вас давеча, потому что не знала благородства ваших чувств.</text:p>
            <text:p text:style-name="P4">Александр. Не говорите, не говорите; а то опять сердце пойдет вверх дном: я теперь и свататься не смею.</text:p>
            <text:p text:style-name="P4">Настасья Павловна. А я только теперь могу согласиться на ваше предложение: во мне много гордости, и я чувствую, что могу заменить всё, что вы потеряли. Вот вам моя рука.</text:p>
            <text:p text:style-name="P4">Александр. Что я слышу? Настенька… Настасья Павловна!</text:p>
            <text:p text:style-name="P4">Золотников. Дочь моя! обними меня… Ну, и ты обними меня, только в последний раз.</text:p>
            <text:p text:style-name="P4">Катерина Ивановна. Как трогательно!</text:p>
            <text:p text:style-name="P4">Кубыркина. Вот глупость-то!</text:p>
            <text:p text:style-name="P4">Дарья Семеновна. Да скажите, Василий Петрович, как это несчастие могло с вами случиться?</text:p>
            <text:p text:style-name="P4">Золотников. Да оно, изволите видеть, матушка, не случилось, а могло только случиться.</text:p>
            <text:p text:style-name="P4">Кубыркина. Что это значит?</text:p>
            <text:p text:style-name="P4">Золотников. А это значит, что я еще в прошлом году отказался от всех откупов, а два мильончика пойдут, так уж и быть, Настеньке на булавки! Схитрил, матушка; грешный человек! Вот Сашу своего выручить хотел.</text:p>
            <text:p text:style-name="P4">Настасья Павловна. Так вы меня обманули?</text:p>
            <text:p text:style-name="P4">Кубыркина. Это ни на что не похоже; мы не дадим себя дурачить; у меня дядя сенатор!</text:p>
            <text:p text:style-name="P4">Дарья Семеновна. Это из рук вон!</text:p>
            <text:p text:style-name="P4">Марья Петровна. Какова Настя? ведь провела; догадалась, должно быть.</text:p>
            <text:p text:style-name="P4">Катерина Ивановна. Наперед всё знала; впрочем, я очень рада!</text:p>
            <text:p text:style-name="P4">Слуга <text:span text:style-name="T3">(входит)</text:span>. Гости приехали.</text:p>
            <text:p text:style-name="P4"><text:soft-page-break/>Дарья Семеновна. Пойдем, Машенька; делать нам здесь нечего. А ты, матушка, поздравляю — мастерица! отплатила за мои попечения! всех провела!</text:p>
            <text:p text:style-name="P4">Настасья Павловна. Я всех провела… Они в самом деле подумают; это нестерпимо! Нет, я скорей откажусь от слова.</text:p>
            <text:p text:style-name="P4">Золотников. А кто говорил, что слово свято? Нет, если всякого толка бояться, так и жить нельзя будет. Нет, пусть говорят что угодно, а мы веселым пирком да за свадебку.</text:p>
            <text:p text:style-name="P4">Александр. Поскорей бы, батюшка!</text:p>
            <text:p text:style-name="P4">Золотников. То-то же!.. А ты гляди на жену да выбей пустяки из головы, и будет тебе радость да утешение, а не беда от нежного сердца.</text:p>
            <text:p text:style-name="P4">Александр.</text:p>
            <table:table table:name="Таблица12" table:style-name="Таблица12">
              <table:table-column table:style-name="Таблица12.A"/>
              <table:table-row>
                <table:table-cell table:style-name="Таблица12.A1" office:value-type="string">
                  <text:p text:style-name="P2">Свои окончив похожденья,<text:line-break/>Теперь, в решительный сей час,<text:line-break/>Просить я должен снисхожденья<text:line-break/>За сочинителя и нас.<text:line-break/>Боимся мы, что надоели;<text:line-break/>Вы нас утешьте, господа,<text:line-break/>Чтоб сердца нежного беда<text:line-break/>Бедой не вышла в самом деле!</text:p>
                </table:table-cell>
              </table:table-row>
            </table:table>
          </text:section>
          <text:section text:style-name="Sect1" text:name="ws-footer-inline">
            <text:p text:style-name="Text_20_body">Свои окончив похожденья,<text:line-break/>Теперь, в решительный сей час,<text:line-break/>Просить я должен снисхожденья<text:line-break/>За сочинителя и нас.<text:line-break/>Боимся мы, что надоели;<text:line-break/>Вы нас утешьте, господа,<text:line-break/>Чтоб сердца нежного беда<text:line-break/>Бедой не вышла в самом деле!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1:06:16.007068936</meta:creation-date>
    <dc:date>2017-11-24T11:18:52.965579054</dc:date>
    <meta:editing-duration>PT12M38S</meta:editing-duration>
    <meta:editing-cycles>2</meta:editing-cycles>
    <meta:generator>LibreOffice/5.2.2.2$Linux_X86_64 LibreOffice_project/20m0$Build-2</meta:generator>
    <meta:document-statistic meta:table-count="10" meta:image-count="0" meta:object-count="0" meta:page-count="27" meta:paragraph-count="562" meta:word-count="6925" meta:character-count="44253" meta:non-whitespace-character-count="37860"/>
  </office:meta>
</office:document-meta>
</file>